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453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5.8535in"/>
    </style:style>
    <style:style style:name="co6" style:family="table-column">
      <style:table-column-properties fo:break-before="auto" style:column-width="3.2484in"/>
    </style:style>
    <style:style style:name="co7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9071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mple get reque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formula="of:=COM.GITHUB.BINNARYWOLF.LIBREOFFICEGETRESTPLUGIN.GET(&quot;http://api.openweathermap.org/data/2.5/weather?q=London,uk&quot;)" office:value-type="string" office:string-value="{&quot;coord&quot;:{&quot;lon&quot;:-0.13,&quot;lat&quot;:51.51},&quot;sys&quot;:{&quot;type&quot;:1,&quot;id&quot;:5093,&quot;message&quot;:0.2007,&quot;country&quot;:&quot;GB&quot;,&quot;sunrise&quot;:1413008314,&quot;sunset&quot;:1413047741},&quot;weather&quot;:[{&quot;id&quot;:701,&quot;main&quot;:&quot;Mist&quot;,&quot;description&quot;:&quot;mist&quot;,&quot;icon&quot;:&quot;50n&quot;},{&quot;id&quot;:741,&quot;main&quot;:&quot;Fog&quot;,&quot;description&quot;:&quot;fog&quot;,&quot;icon&quot;:&quot;50n&quot;}],&quot;base&quot;:&quot;cmc stations&quot;,&quot;main&quot;:{&quot;temp&quot;:281.13,&quot;pressure&quot;:1014,&quot;humidity&quot;:87,&quot;temp_min&quot;:280.15,&quot;temp_max&quot;:282.15},&quot;wind&quot;:{&quot;speed&quot;:1,&quot;deg&quot;:170},&quot;clouds&quot;:{&quot;all&quot;:20},&quot;dt&quot;:1413070102,&quot;id&quot;:2643743,&quot;name&quot;:&quot;London&quot;,&quot;cod&quot;:200}" calcext:value-type="string">
            <text:p>{"coord":{"lon":-0.13,"lat":51.51},"sys":{"type":1,"id":5093,"message":0.2007,"country":"GB","sunrise":1413008314,"sunset":1413047741},"weather":[{"id":701,"main":"Mist","description":"mist","icon":"50n"},{"id":741,"main":"Fog","description":"fog","icon":"50n"}],"base":"cmc stations","main":{"temp":281.13,"pressure":1014,"humidity":87,"temp_min":280.15,"temp_max":282.15},"wind":{"speed":1,"deg":170},"clouds":{"all":20},"dt":1413070102,"id":2643743,"name":"London","cod":200}</text:p>
          </table:table-cell>
        </table:table-row>
        <table:table-row table:style-name="ro1">
          <table:table-cell office:value-type="string" calcext:value-type="string">
            <text:p>http://api.openweathermap.org/data/2.5/weather?q=London,uk</text:p>
          </table:table-cell>
          <table:table-cell table:formula="of:=COM.GITHUB.BINNARYWOLF.LIBREOFFICEGETRESTPLUGIN.GET([.A2])" office:value-type="string" office:string-value="{&quot;coord&quot;:{&quot;lon&quot;:-0.13,&quot;lat&quot;:51.51},&quot;sys&quot;:{&quot;type&quot;:1,&quot;id&quot;:5093,&quot;message&quot;:0.2007,&quot;country&quot;:&quot;GB&quot;,&quot;sunrise&quot;:1413008314,&quot;sunset&quot;:1413047741},&quot;weather&quot;:[{&quot;id&quot;:701,&quot;main&quot;:&quot;Mist&quot;,&quot;description&quot;:&quot;mist&quot;,&quot;icon&quot;:&quot;50n&quot;},{&quot;id&quot;:741,&quot;main&quot;:&quot;Fog&quot;,&quot;description&quot;:&quot;fog&quot;,&quot;icon&quot;:&quot;50n&quot;}],&quot;base&quot;:&quot;cmc stations&quot;,&quot;main&quot;:{&quot;temp&quot;:281.13,&quot;pressure&quot;:1014,&quot;humidity&quot;:87,&quot;temp_min&quot;:280.15,&quot;temp_max&quot;:282.15},&quot;wind&quot;:{&quot;speed&quot;:1,&quot;deg&quot;:170},&quot;clouds&quot;:{&quot;all&quot;:20},&quot;dt&quot;:1413070102,&quot;id&quot;:2643743,&quot;name&quot;:&quot;London&quot;,&quot;cod&quot;:200}" calcext:value-type="string">
            <text:p>{"coord":{"lon":-0.13,"lat":51.51},"sys":{"type":1,"id":5093,"message":0.2007,"country":"GB","sunrise":1413008314,"sunset":1413047741},"weather":[{"id":701,"main":"Mist","description":"mist","icon":"50n"},{"id":741,"main":"Fog","description":"fog","icon":"50n"}],"base":"cmc stations","main":{"temp":281.13,"pressure":1014,"humidity":87,"temp_min":280.15,"temp_max":282.15},"wind":{"speed":1,"deg":170},"clouds":{"all":20},"dt":1413070102,"id":2643743,"name":"London","cod":200}</text:p>
          </table:table-cell>
        </table:table-row>
        <table:table-row table:style-name="ro1">
          <table:table-cell office:value-type="string" calcext:value-type="string">
            <text:p><text:a xlink:href="http://api.openweathermap.org/data/2.5/weather?q" xlink:type="simple">http://api.openweathermap.org/data/2.5/weather?q</text:a>=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table:formula="of:=COM.GITHUB.BINNARYWOLF.LIBREOFFICEGETRESTPLUGIN.GET([.$A$3]&amp;[.A4])" office:value-type="string" office:string-value="{&quot;coord&quot;:{&quot;lon&quot;:-0.13,&quot;lat&quot;:51.51},&quot;sys&quot;:{&quot;type&quot;:1,&quot;id&quot;:5093,&quot;message&quot;:0.0378,&quot;country&quot;:&quot;GB&quot;,&quot;sunrise&quot;:1413008314,&quot;sunset&quot;:1413047741},&quot;weather&quot;:[{&quot;id&quot;:701,&quot;main&quot;:&quot;Mist&quot;,&quot;description&quot;:&quot;mist&quot;,&quot;icon&quot;:&quot;50n&quot;},{&quot;id&quot;:741,&quot;main&quot;:&quot;Fog&quot;,&quot;description&quot;:&quot;fog&quot;,&quot;icon&quot;:&quot;50n&quot;}],&quot;base&quot;:&quot;cmc stations&quot;,&quot;main&quot;:{&quot;temp&quot;:281.11,&quot;pressure&quot;:1014,&quot;humidity&quot;:87,&quot;temp_min&quot;:280.15,&quot;temp_max&quot;:282.15},&quot;wind&quot;:{&quot;speed&quot;:1,&quot;deg&quot;:170},&quot;clouds&quot;:{&quot;all&quot;:20},&quot;dt&quot;:1413071302,&quot;id&quot;:2643743,&quot;name&quot;:&quot;London&quot;,&quot;cod&quot;:200}" calcext:value-type="string">
            <text:p>{"coord":{"lon":-0.13,"lat":51.51},"sys":{"type":1,"id":5093,"message":0.0378,"country":"GB","sunrise":1413008314,"sunset":1413047741},"weather":[{"id":701,"main":"Mist","description":"mist","icon":"50n"},{"id":741,"main":"Fog","description":"fog","icon":"50n"}],"base":"cmc stations","main":{"temp":281.11,"pressure":1014,"humidity":87,"temp_min":280.15,"temp_max":282.15},"wind":{"speed":1,"deg":170},"clouds":{"all":20},"dt":1413071302,"id":2643743,"name":"London","cod":200}</text:p>
          </table:table-cell>
        </table:table-row>
        <table:table-row table:style-name="ro1">
          <table:table-cell office:value-type="string" calcext:value-type="string">
            <text:p>Parish</text:p>
          </table:table-cell>
          <table:table-cell table:formula="of:=COM.GITHUB.BINNARYWOLF.LIBREOFFICEGETRESTPLUGIN.GET([.$A$3]&amp;[.A5])" office:value-type="string" office:string-value="{&quot;coord&quot;:{&quot;lon&quot;:-59.63,&quot;lat&quot;:-36.52},&quot;sys&quot;:{&quot;message&quot;:0.0284,&quot;country&quot;:&quot;Argentina&quot;,&quot;sunrise&quot;:1413019134,&quot;sunset&quot;:1413065479},&quot;weather&quot;:[{&quot;id&quot;:803,&quot;main&quot;:&quot;Clouds&quot;,&quot;description&quot;:&quot;broken clouds&quot;,&quot;icon&quot;:&quot;04n&quot;}],&quot;base&quot;:&quot;cmc stations&quot;,&quot;main&quot;:{&quot;temp&quot;:285.87,&quot;temp_min&quot;:285.87,&quot;temp_max&quot;:285.87,&quot;pressure&quot;:1021.45,&quot;sea_level&quot;:1032.25,&quot;grnd_level&quot;:1021.45,&quot;humidity&quot;:66},&quot;wind&quot;:{&quot;speed&quot;:1.66,&quot;deg&quot;:38.0021},&quot;clouds&quot;:{&quot;all&quot;:64},&quot;dt&quot;:1413071515,&quot;id&quot;:3436199,&quot;name&quot;:&quot;Azul&quot;,&quot;cod&quot;:200}" calcext:value-type="string">
            <text:p>{"coord":{"lon":-59.63,"lat":-36.52},"sys":{"message":0.0284,"country":"Argentina","sunrise":1413019134,"sunset":1413065479},"weather":[{"id":803,"main":"Clouds","description":"broken clouds","icon":"04n"}],"base":"cmc stations","main":{"temp":285.87,"temp_min":285.87,"temp_max":285.87,"pressure":1021.45,"sea_level":1032.25,"grnd_level":1021.45,"humidity":66},"wind":{"speed":1.66,"deg":38.0021},"clouds":{"all":64},"dt":1413071515,"id":3436199,"name":"Azul","cod":200}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table:formula="of:=COM.GITHUB.BINNARYWOLF.LIBREOFFICEGETRESTPLUGIN.GET([.$A$3]&amp;[.A6])" office:value-type="string" office:string-value="{&quot;coord&quot;:{&quot;lon&quot;:-74.01,&quot;lat&quot;:40.71},&quot;sys&quot;:{&quot;type&quot;:1,&quot;id&quot;:1975,&quot;message&quot;:0.0373,&quot;country&quot;:&quot;US&quot;,&quot;sunrise&quot;:1413025415,&quot;sunset&quot;:1413066096},&quot;weather&quot;:[{&quot;id&quot;:803,&quot;main&quot;:&quot;Clouds&quot;,&quot;description&quot;:&quot;broken clouds&quot;,&quot;icon&quot;:&quot;04n&quot;}],&quot;base&quot;:&quot;cmc stations&quot;,&quot;main&quot;:{&quot;temp&quot;:283.94,&quot;pressure&quot;:1020,&quot;humidity&quot;:76,&quot;temp_min&quot;:281.15,&quot;temp_max&quot;:286.15},&quot;wind&quot;:{&quot;speed&quot;:3.6,&quot;deg&quot;:360},&quot;clouds&quot;:{&quot;all&quot;:75},&quot;dt&quot;:1413071260,&quot;id&quot;:5128581,&quot;name&quot;:&quot;New York&quot;,&quot;cod&quot;:200}" calcext:value-type="string">
            <text:p>{"coord":{"lon":-74.01,"lat":40.71},"sys":{"type":1,"id":1975,"message":0.0373,"country":"US","sunrise":1413025415,"sunset":1413066096},"weather":[{"id":803,"main":"Clouds","description":"broken clouds","icon":"04n"}],"base":"cmc stations","main":{"temp":283.94,"pressure":1020,"humidity":76,"temp_min":281.15,"temp_max":286.15},"wind":{"speed":3.6,"deg":360},"clouds":{"all":75},"dt":1413071260,"id":5128581,"name":"New York","cod":200}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table:formula="of:=COM.GITHUB.BINNARYWOLF.LIBREOFFICEGETRESTPLUGIN.GET([.$A$3]&amp;[.A7])" office:value-type="string" office:string-value="{&quot;coord&quot;:{&quot;lon&quot;:-121.94,&quot;lat&quot;:37.7},&quot;sys&quot;:{&quot;type&quot;:1,&quot;id&quot;:409,&quot;message&quot;:0.0235,&quot;country&quot;:&quot;US&quot;,&quot;sunrise&quot;:1413036781,&quot;sunset&quot;:1413077732},&quot;weather&quot;:[{&quot;id&quot;:800,&quot;main&quot;:&quot;Clear&quot;,&quot;description&quot;:&quot;sky is clear&quot;,&quot;icon&quot;:&quot;01d&quot;}],&quot;base&quot;:&quot;cmc stations&quot;,&quot;main&quot;:{&quot;temp&quot;:299.6,&quot;pressure&quot;:1014,&quot;humidity&quot;:25,&quot;temp_min&quot;:295.15,&quot;temp_max&quot;:304.15},&quot;wind&quot;:{&quot;speed&quot;:3.1,&quot;deg&quot;:250},&quot;clouds&quot;:{&quot;all&quot;:1},&quot;dt&quot;:1413070925,&quot;id&quot;:5344157,&quot;name&quot;:&quot;Dublin&quot;,&quot;cod&quot;:200}" calcext:value-type="string">
            <text:p>{"coord":{"lon":-121.94,"lat":37.7},"sys":{"type":1,"id":409,"message":0.0235,"country":"US","sunrise":1413036781,"sunset":1413077732},"weather":[{"id":800,"main":"Clear","description":"sky is clear","icon":"01d"}],"base":"cmc stations","main":{"temp":299.6,"pressure":1014,"humidity":25,"temp_min":295.15,"temp_max":304.15},"wind":{"speed":3.1,"deg":250},"clouds":{"all":1},"dt":1413070925,"id":5344157,"name":"Dublin","cod":200}</text:p>
          </table:table-cell>
        </table:table-row>
        <table:table-row table:style-name="ro1">
          <table:table-cell office:value-type="string" calcext:value-type="string">
            <text:p>Sidney</text:p>
          </table:table-cell>
          <table:table-cell table:formula="of:=COM.GITHUB.BINNARYWOLF.LIBREOFFICEGETRESTPLUGIN.GET([.$A$3]&amp;[.A8])" office:value-type="string" office:string-value="{&quot;coord&quot;:{&quot;lon&quot;:-84.16,&quot;lat&quot;:40.28},&quot;sys&quot;:{&quot;type&quot;:1,&quot;id&quot;:2196,&quot;message&quot;:0.0199,&quot;country&quot;:&quot;US&quot;,&quot;sunrise&quot;:1413114294,&quot;sunset&quot;:1413154858},&quot;weather&quot;:[{&quot;id&quot;:800,&quot;main&quot;:&quot;Clear&quot;,&quot;description&quot;:&quot;sky is clear&quot;,&quot;icon&quot;:&quot;01n&quot;}],&quot;base&quot;:&quot;cmc stations&quot;,&quot;main&quot;:{&quot;temp&quot;:283.38,&quot;pressure&quot;:1022,&quot;humidity&quot;:66,&quot;temp_min&quot;:280.15,&quot;temp_max&quot;:285.15},&quot;wind&quot;:{&quot;speed&quot;:3.56,&quot;deg&quot;:51.0021},&quot;clouds&quot;:{&quot;all&quot;:1},&quot;dt&quot;:1413070500,&quot;id&quot;:5172078,&quot;name&quot;:&quot;Sidney&quot;,&quot;cod&quot;:200}" calcext:value-type="string">
            <text:p>{"coord":{"lon":-84.16,"lat":40.28},"sys":{"type":1,"id":2196,"message":0.0199,"country":"US","sunrise":1413114294,"sunset":1413154858},"weather":[{"id":800,"main":"Clear","description":"sky is clear","icon":"01n"}],"base":"cmc stations","main":{"temp":283.38,"pressure":1022,"humidity":66,"temp_min":280.15,"temp_max":285.15},"wind":{"speed":3.56,"deg":51.0021},"clouds":{"all":1},"dt":1413070500,"id":5172078,"name":"Sidney","cod":200}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table:formula="of:=COM.GITHUB.BINNARYWOLF.LIBREOFFICEGETRESTPLUGIN.GET([.$A$3]&amp;[.A9])" office:value-type="string" office:string-value="{&quot;coord&quot;:{&quot;lon&quot;:-75.7,&quot;lat&quot;:45.41},&quot;sys&quot;:{&quot;type&quot;:1,&quot;id&quot;:3694,&quot;message&quot;:0.1976,&quot;country&quot;:&quot;CA&quot;,&quot;sunrise&quot;:1413112553,&quot;sunset&quot;:1413152540},&quot;weather&quot;:[{&quot;id&quot;:803,&quot;main&quot;:&quot;Clouds&quot;,&quot;description&quot;:&quot;broken clouds&quot;,&quot;icon&quot;:&quot;04n&quot;}],&quot;base&quot;:&quot;cmc stations&quot;,&quot;main&quot;:{&quot;temp&quot;:280.55,&quot;pressure&quot;:1020,&quot;humidity&quot;:75,&quot;temp_min&quot;:280.15,&quot;temp_max&quot;:281.15},&quot;wind&quot;:{&quot;speed&quot;:1.5,&quot;deg&quot;:210},&quot;clouds&quot;:{&quot;all&quot;:75},&quot;dt&quot;:1413072457,&quot;id&quot;:6094817,&quot;name&quot;:&quot;Ottawa&quot;,&quot;cod&quot;:200}" calcext:value-type="string">
            <text:p>{"coord":{"lon":-75.7,"lat":45.41},"sys":{"type":1,"id":3694,"message":0.1976,"country":"CA","sunrise":1413112553,"sunset":1413152540},"weather":[{"id":803,"main":"Clouds","description":"broken clouds","icon":"04n"}],"base":"cmc stations","main":{"temp":280.55,"pressure":1020,"humidity":75,"temp_min":280.15,"temp_max":281.15},"wind":{"speed":1.5,"deg":210},"clouds":{"all":75},"dt":1413072457,"id":6094817,"name":"Ottawa","cod":200}</text:p>
          </table:table-cell>
        </table:table-row>
      </table:table>
      <table:table table:name="JSONParser exampl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{</text:p>
            <text:p>  "firstName": "John",</text:p>
            <text:p>  "lastName": "Smith",</text:p>
            <text:p>  "isAlive": true,</text:p>
            <text:p>  "age": 25,</text:p>
            <text:p>  "height_cm": 167.6,</text:p>
            <text:p>  "address": {</text:p>
            <text:p>    "streetAddress": "21 2nd Street",</text:p>
            <text:p>    "city": "New York",</text:p>
            <text:p>    "state": "NY",</text:p>
            <text:p>    "postalCode": "10021-3100"</text:p>
            <text:p>  },</text:p>
            <text:p>  "phoneNumbers": [</text:p>
            <text:p>    {</text:p>
            <text:p>      "type": "home",</text:p>
            <text:p>      "number": "212 555-1234"</text:p>
            <text:p>    },</text:p>
            <text:p>    {</text:p>
            <text:p>      "type": "office",</text:p>
            <text:p>      "number": "646 555-4567"</text:p>
            <text:p>    }</text:p>
            <text:p>  ],</text:p>
            <text:p>  "children": [],</text:p>
            <text:p>  "spouse": null</text:p>
            <text:p>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ng simple JSON field:</text:p>
          </table:table-cell>
          <table:table-cell table:formula="of:=COM.GITHUB.BINNARYWOLF.LIBREOFFICEGETRESTPLUGIN.PARSEJSON([.A1];&quot;firstName&quot;)" office:value-type="string" office:string-value="John" calcext:value-type="string">
            <text:p>John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lastName&quot;)" office:value-type="string" office:string-value="Smith" calcext:value-type="string">
            <text:p>Smith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age&quot;)" office:value-type="string" office:string-value="25" calcext:value-type="string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height_cm&quot;)" office:value-type="string" office:string-value="167.6" calcext:value-type="string">
            <text:p>167.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tting JSON substructure:</text:p>
          </table:table-cell>
          <table:table-cell table:formula="of:=COM.GITHUB.BINNARYWOLF.LIBREOFFICEGETRESTPLUGIN.PARSEJSON([.A1];&quot;phoneNumbers&quot;)" office:value-type="string" office:string-value="[{&quot;type&quot;:&quot;home&quot;,&quot;number&quot;:&quot;212 555-1234&quot;},{&quot;type&quot;:&quot;office&quot;,&quot;number&quot;:&quot;646 555-4567&quot;}]" calcext:value-type="string">
            <text:p>[{"type":"home","number":"212 555-1234"},{"type":"office","number":"646 555-4567"}]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address&quot;)" office:value-type="string" office:string-value="{&quot;streetAddress&quot;:&quot;21 2nd Street&quot;,&quot;city&quot;:&quot;New York&quot;,&quot;state&quot;:&quot;NY&quot;,&quot;postalCode&quot;:&quot;10021-3100&quot;}" calcext:value-type="string">
            <text:p>{"streetAddress":"21 2nd Street","city":"New York","state":"NY","postalCode":"10021-3100"}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tting JSON array element:</text:p>
          </table:table-cell>
          <table:table-cell table:formula="of:=COM.GITHUB.BINNARYWOLF.LIBREOFFICEGETRESTPLUGIN.PARSEJSON([.B7];&quot;get(0)&quot;)" office:value-type="string" office:string-value="{&quot;type&quot;:&quot;home&quot;,&quot;number&quot;:&quot;212 555-1234&quot;}" calcext:value-type="string">
            <text:p>{"type":"home","number":"212 555-1234"}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B7];&quot;get(1)&quot;)" office:value-type="string" office:string-value="{&quot;type&quot;:&quot;office&quot;,&quot;number&quot;:&quot;646 555-4567&quot;}" calcext:value-type="string">
            <text:p>{"type":"office","number":"646 555-4567"}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lex(Multicommand) JSON parse:</text:p>
          </table:table-cell>
          <table:table-cell table:formula="of:=COM.GITHUB.BINNARYWOLF.LIBREOFFICEGETRESTPLUGIN.PARSEJSON([.A1];&quot;address.city&quot;)" office:value-type="string" office:string-value="New York" calcext:value-type="string">
            <text:p>New York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address.streetAddress&quot;)" office:value-type="string" office:string-value="21 2nd Street" calcext:value-type="string">
            <text:p>21 2nd Street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phoneNumbers.get(0).type&quot;)" office:value-type="string" office:string-value="home" calcext:value-type="string">
            <text:p>home</text:p>
          </table:table-cell>
          <table:table-cell table:number-columns-repeated="4"/>
        </table:table-row>
        <table:table-row table:style-name="ro3">
          <table:table-cell/>
          <table:table-cell table:formula="of:=COM.GITHUB.BINNARYWOLF.LIBREOFFICEGETRESTPLUGIN.PARSEJSON([.A1];&quot;phoneNumbers.get(0).number&quot;)" office:value-type="string" office:string-value="212 555-1234" calcext:value-type="string">
            <text:p>212 555-1234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phoneNumbers.get(1).type&quot;)" office:value-type="string" office:string-value="office" calcext:value-type="string">
            <text:p>office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phoneNumbers.get(1).number&quot;)" office:value-type="string" office:string-value="646 555-4567" calcext:value-type="string">
            <text:p>646 555-45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field use example</text:p>
          </table:table-cell>
          <table:table-cell table:formula="of:=COM.GITHUB.BINNARYWOLF.LIBREOFFICEGETRESTPLUGIN.PARSEJSON([.$A$1];&quot;phoneNumbers.get(&quot;&amp;[.$D20]&amp;&quot;).&quot;&amp;[.E$20])" office:value-type="string" office:string-value="home" calcext:value-type="string">
            <text:p>home</text:p>
          </table:table-cell>
          <table:table-cell table:formula="of:=COM.GITHUB.BINNARYWOLF.LIBREOFFICEGETRESTPLUGIN.PARSEJSON([.$A$1];&quot;phoneNumbers.get(&quot;&amp;[.$D20]&amp;&quot;).&quot;&amp;[.F$20])" office:value-type="string" office:string-value="212 555-1234" calcext:value-type="string">
            <text:p>212 555-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table:formula="of:=COM.GITHUB.BINNARYWOLF.LIBREOFFICEGETRESTPLUGIN.PARSEJSON([.$A$1];&quot;phoneNumbers.get(&quot;&amp;[.$D21]&amp;&quot;).&quot;&amp;[.E$20])" office:value-type="string" office:string-value="office" calcext:value-type="string">
            <text:p>office</text:p>
          </table:table-cell>
          <table:table-cell table:formula="of:=COM.GITHUB.BINNARYWOLF.LIBREOFFICEGETRESTPLUGIN.PARSEJSON([.$A$1];&quot;phoneNumbers.get(&quot;&amp;[.$D21]&amp;&quot;).&quot;&amp;[.F$20])" office:value-type="string" office:string-value="646 555-4567" calcext:value-type="string">
            <text:p>646 555-45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Complex example" table:style-name="ta1">
        <table:shapes>
          <draw:frame draw:z-index="0" draw:style-name="gr1" draw:text-style-name="P1" svg:width="6.2988in" svg:height="3.5429in" svg:x="0.2138in" svg:y="1.9843in">
            <draw:object draw:notify-on-update-of-ranges="'Complex example'.A4:'Complex example'.A10 'Complex example'.B3:'Complex example'.B3 'Complex example'.B4:'Complex example'.B10 'Complex example'.C3:'Complex example'.C3 'Complex example'.C4:'Complex example'.C10 'Complex example'.D3:'Complex example'.D3 'Complex example'.D4:'Complex example'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902in" svg:y="2.0083in">
            <draw:object draw:notify-on-update-of-ranges="'Complex example'.B3:'Complex example'.D3 'Complex example'.A4:'Complex example'.A4 'Complex example'.B4:'Complex example'.D4 'Complex example'.A5:'Complex example'.A5 'Complex example'.B5:'Complex example'.D5 'Complex example'.A6:'Complex example'.A6 'Complex example'.B6:'Complex example'.D6 'Complex example'.A7:'Complex example'.A7 'Complex example'.B7:'Complex example'.D7 'Complex example'.A8:'Complex example'.A8 'Complex example'.B8:'Complex example'.D8 'Complex example'.A9:'Complex example'.A9 'Complex example'.B9:'Complex example'.D9 'Complex example'.A10:'Complex example'.A10 'Complex example'.B10:'Complex example'.D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ctual temperature</text:p>
          </table:table-cell>
          <table:table-cell table:style-name="ce1" table:formula="of:=273.15" office:value-type="float" office:value="273.15" calcext:value-type="float">
            <text:p>273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:</text:p>
          </table:table-cell>
          <table:table-cell office:value-type="string" calcext:value-type="string">
            <text:p>Temper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api.openweathermap.org/data/2.5/weather?q" xlink:type="simple">http://api.openweathermap.org/data/2.5/weather?q</text:a>=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emp_min</text:p>
          </table:table-cell>
          <table:table-cell office:value-type="string" calcext:value-type="string">
            <text:p>temp_max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table:formula="of:=COM.GITHUB.BINNARYWOLF.LIBREOFFICEGETRESTPLUGIN.PARSEJSON([.$E4];&quot;main.&quot;&amp;[.B$3])-[.$B$1]" office:value-type="float" office:value="7.96000000000004" calcext:value-type="float">
            <text:p>7.96</text:p>
          </table:table-cell>
          <table:table-cell table:formula="of:=COM.GITHUB.BINNARYWOLF.LIBREOFFICEGETRESTPLUGIN.PARSEJSON([.$E4];&quot;main.&quot;&amp;[.C$3])-[.$B$1]" office:value-type="float" office:value="7" calcext:value-type="float">
            <text:p>7</text:p>
          </table:table-cell>
          <table:table-cell table:formula="of:=COM.GITHUB.BINNARYWOLF.LIBREOFFICEGETRESTPLUGIN.PARSEJSON([.$E4];&quot;main.&quot;&amp;[.D$3])-[.$B$1]" office:value-type="float" office:value="9" calcext:value-type="float">
            <text:p>9</text:p>
          </table:table-cell>
          <table:table-cell table:formula="of:=COM.GITHUB.BINNARYWOLF.LIBREOFFICEGETRESTPLUGIN.GET([.$A$3]&amp;[.A4])" office:value-type="string" office:string-value="{&quot;coord&quot;:{&quot;lon&quot;:-0.13,&quot;lat&quot;:51.51},&quot;sys&quot;:{&quot;type&quot;:1,&quot;id&quot;:5093,&quot;message&quot;:0.0378,&quot;country&quot;:&quot;GB&quot;,&quot;sunrise&quot;:1413008314,&quot;sunset&quot;:1413047741},&quot;weather&quot;:[{&quot;id&quot;:701,&quot;main&quot;:&quot;Mist&quot;,&quot;description&quot;:&quot;mist&quot;,&quot;icon&quot;:&quot;50n&quot;},{&quot;id&quot;:741,&quot;main&quot;:&quot;Fog&quot;,&quot;description&quot;:&quot;fog&quot;,&quot;icon&quot;:&quot;50n&quot;}],&quot;base&quot;:&quot;cmc stations&quot;,&quot;main&quot;:{&quot;temp&quot;:281.11,&quot;pressure&quot;:1014,&quot;humidity&quot;:87,&quot;temp_min&quot;:280.15,&quot;temp_max&quot;:282.15},&quot;wind&quot;:{&quot;speed&quot;:1,&quot;deg&quot;:170},&quot;clouds&quot;:{&quot;all&quot;:20},&quot;dt&quot;:1413071302,&quot;id&quot;:2643743,&quot;name&quot;:&quot;London&quot;,&quot;cod&quot;:200}" calcext:value-type="string">
            <text:p>{"coord":{"lon":-0.13,"lat":51.51},"sys":{"type":1,"id":5093,"message":0.0378,"country":"GB","sunrise":1413008314,"sunset":1413047741},"weather":[{"id":701,"main":"Mist","description":"mist","icon":"50n"},{"id":741,"main":"Fog","description":"fog","icon":"50n"}],"base":"cmc stations","main":{"temp":281.11,"pressure":1014,"humidity":87,"temp_min":280.15,"temp_max":282.15},"wind":{"speed":1,"deg":170},"clouds":{"all":20},"dt":1413071302,"id":2643743,"name":"London","cod":200}</text:p>
          </table:table-cell>
        </table:table-row>
        <table:table-row table:style-name="ro1">
          <table:table-cell office:value-type="string" calcext:value-type="string">
            <text:p>Parish</text:p>
          </table:table-cell>
          <table:table-cell table:formula="of:=COM.GITHUB.BINNARYWOLF.LIBREOFFICEGETRESTPLUGIN.PARSEJSON([.$E5];&quot;main.&quot;&amp;[.B$3])-[.$B$1]" office:value-type="float" office:value="12.72" calcext:value-type="float">
            <text:p>12.72</text:p>
          </table:table-cell>
          <table:table-cell table:formula="of:=COM.GITHUB.BINNARYWOLF.LIBREOFFICEGETRESTPLUGIN.PARSEJSON([.$E5];&quot;main.&quot;&amp;[.C$3])-[.$B$1]" office:value-type="float" office:value="12.72" calcext:value-type="float">
            <text:p>12.72</text:p>
          </table:table-cell>
          <table:table-cell table:formula="of:=COM.GITHUB.BINNARYWOLF.LIBREOFFICEGETRESTPLUGIN.PARSEJSON([.$E5];&quot;main.&quot;&amp;[.D$3])-[.$B$1]" office:value-type="float" office:value="12.72" calcext:value-type="float">
            <text:p>12.72</text:p>
          </table:table-cell>
          <table:table-cell table:formula="of:=COM.GITHUB.BINNARYWOLF.LIBREOFFICEGETRESTPLUGIN.GET([.$A$3]&amp;[.A5])" office:value-type="string" office:string-value="{&quot;coord&quot;:{&quot;lon&quot;:-59.63,&quot;lat&quot;:-36.52},&quot;sys&quot;:{&quot;message&quot;:0.0284,&quot;country&quot;:&quot;Argentina&quot;,&quot;sunrise&quot;:1413019134,&quot;sunset&quot;:1413065479},&quot;weather&quot;:[{&quot;id&quot;:803,&quot;main&quot;:&quot;Clouds&quot;,&quot;description&quot;:&quot;broken clouds&quot;,&quot;icon&quot;:&quot;04n&quot;}],&quot;base&quot;:&quot;cmc stations&quot;,&quot;main&quot;:{&quot;temp&quot;:285.87,&quot;temp_min&quot;:285.87,&quot;temp_max&quot;:285.87,&quot;pressure&quot;:1021.45,&quot;sea_level&quot;:1032.25,&quot;grnd_level&quot;:1021.45,&quot;humidity&quot;:66},&quot;wind&quot;:{&quot;speed&quot;:1.66,&quot;deg&quot;:38.0021},&quot;clouds&quot;:{&quot;all&quot;:64},&quot;dt&quot;:1413071515,&quot;id&quot;:3436199,&quot;name&quot;:&quot;Azul&quot;,&quot;cod&quot;:200}" calcext:value-type="string">
            <text:p>{"coord":{"lon":-59.63,"lat":-36.52},"sys":{"message":0.0284,"country":"Argentina","sunrise":1413019134,"sunset":1413065479},"weather":[{"id":803,"main":"Clouds","description":"broken clouds","icon":"04n"}],"base":"cmc stations","main":{"temp":285.87,"temp_min":285.87,"temp_max":285.87,"pressure":1021.45,"sea_level":1032.25,"grnd_level":1021.45,"humidity":66},"wind":{"speed":1.66,"deg":38.0021},"clouds":{"all":64},"dt":1413071515,"id":3436199,"name":"Azul","cod":200}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table:formula="of:=COM.GITHUB.BINNARYWOLF.LIBREOFFICEGETRESTPLUGIN.PARSEJSON([.$E6];&quot;main.&quot;&amp;[.B$3])-[.$B$1]" office:value-type="float" office:value="10.79" calcext:value-type="float">
            <text:p>10.79</text:p>
          </table:table-cell>
          <table:table-cell table:formula="of:=COM.GITHUB.BINNARYWOLF.LIBREOFFICEGETRESTPLUGIN.PARSEJSON([.$E6];&quot;main.&quot;&amp;[.C$3])-[.$B$1]" office:value-type="float" office:value="8" calcext:value-type="float">
            <text:p>8</text:p>
          </table:table-cell>
          <table:table-cell table:formula="of:=COM.GITHUB.BINNARYWOLF.LIBREOFFICEGETRESTPLUGIN.PARSEJSON([.$E6];&quot;main.&quot;&amp;[.D$3])-[.$B$1]" office:value-type="float" office:value="13" calcext:value-type="float">
            <text:p>13</text:p>
          </table:table-cell>
          <table:table-cell table:formula="of:=COM.GITHUB.BINNARYWOLF.LIBREOFFICEGETRESTPLUGIN.GET([.$A$3]&amp;[.A6])" office:value-type="string" office:string-value="{&quot;coord&quot;:{&quot;lon&quot;:-74.01,&quot;lat&quot;:40.71},&quot;sys&quot;:{&quot;type&quot;:1,&quot;id&quot;:1975,&quot;message&quot;:0.0373,&quot;country&quot;:&quot;US&quot;,&quot;sunrise&quot;:1413025415,&quot;sunset&quot;:1413066096},&quot;weather&quot;:[{&quot;id&quot;:803,&quot;main&quot;:&quot;Clouds&quot;,&quot;description&quot;:&quot;broken clouds&quot;,&quot;icon&quot;:&quot;04n&quot;}],&quot;base&quot;:&quot;cmc stations&quot;,&quot;main&quot;:{&quot;temp&quot;:283.94,&quot;pressure&quot;:1020,&quot;humidity&quot;:76,&quot;temp_min&quot;:281.15,&quot;temp_max&quot;:286.15},&quot;wind&quot;:{&quot;speed&quot;:3.6,&quot;deg&quot;:360},&quot;clouds&quot;:{&quot;all&quot;:75},&quot;dt&quot;:1413071260,&quot;id&quot;:5128581,&quot;name&quot;:&quot;New York&quot;,&quot;cod&quot;:200}" calcext:value-type="string">
            <text:p>{"coord":{"lon":-74.01,"lat":40.71},"sys":{"type":1,"id":1975,"message":0.0373,"country":"US","sunrise":1413025415,"sunset":1413066096},"weather":[{"id":803,"main":"Clouds","description":"broken clouds","icon":"04n"}],"base":"cmc stations","main":{"temp":283.94,"pressure":1020,"humidity":76,"temp_min":281.15,"temp_max":286.15},"wind":{"speed":3.6,"deg":360},"clouds":{"all":75},"dt":1413071260,"id":5128581,"name":"New York","cod":200}</text:p>
          </table:table-cell>
        </table:table-row>
        <table:table-row table:style-name="ro1">
          <table:table-cell office:value-type="string" calcext:value-type="string">
            <text:p>Dublin,uk</text:p>
          </table:table-cell>
          <table:table-cell table:formula="of:=COM.GITHUB.BINNARYWOLF.LIBREOFFICEGETRESTPLUGIN.PARSEJSON([.$E7];&quot;main.&quot;&amp;[.B$3])-[.$B$1]" office:value-type="float" office:value="8" calcext:value-type="float">
            <text:p>8</text:p>
          </table:table-cell>
          <table:table-cell table:formula="of:=COM.GITHUB.BINNARYWOLF.LIBREOFFICEGETRESTPLUGIN.PARSEJSON([.$E7];&quot;main.&quot;&amp;[.C$3])-[.$B$1]" office:value-type="float" office:value="8" calcext:value-type="float">
            <text:p>8</text:p>
          </table:table-cell>
          <table:table-cell table:formula="of:=COM.GITHUB.BINNARYWOLF.LIBREOFFICEGETRESTPLUGIN.PARSEJSON([.$E7];&quot;main.&quot;&amp;[.D$3])-[.$B$1]" office:value-type="float" office:value="8" calcext:value-type="float">
            <text:p>8</text:p>
          </table:table-cell>
          <table:table-cell table:formula="of:=COM.GITHUB.BINNARYWOLF.LIBREOFFICEGETRESTPLUGIN.GET([.$A$3]&amp;[.A7])" office:value-type="string" office:string-value="{&quot;coord&quot;:{&quot;lon&quot;:-5.93,&quot;lat&quot;:54.59},&quot;sys&quot;:{&quot;type&quot;:1,&quot;id&quot;:5052,&quot;message&quot;:0.1398,&quot;country&quot;:&quot;United Kingdom&quot;,&quot;sunrise&quot;:1413009949,&quot;sunset&quot;:1413048892},&quot;weather&quot;:[{&quot;id&quot;:701,&quot;main&quot;:&quot;Mist&quot;,&quot;description&quot;:&quot;mist&quot;,&quot;icon&quot;:&quot;50n&quot;}],&quot;base&quot;:&quot;cmc stations&quot;,&quot;main&quot;:{&quot;temp&quot;:281.15,&quot;pressure&quot;:1011,&quot;humidity&quot;:93,&quot;temp_min&quot;:281.15,&quot;temp_max&quot;:281.15},&quot;wind&quot;:{&quot;speed&quot;:1,&quot;deg&quot;:150},&quot;clouds&quot;:{&quot;all&quot;:24},&quot;dt&quot;:1413067800,&quot;id&quot;:2655984,&quot;name&quot;:&quot;Belfast&quot;,&quot;cod&quot;:200}" calcext:value-type="string">
            <text:p>{"coord":{"lon":-5.93,"lat":54.59},"sys":{"type":1,"id":5052,"message":0.1398,"country":"United Kingdom","sunrise":1413009949,"sunset":1413048892},"weather":[{"id":701,"main":"Mist","description":"mist","icon":"50n"}],"base":"cmc stations","main":{"temp":281.15,"pressure":1011,"humidity":93,"temp_min":281.15,"temp_max":281.15},"wind":{"speed":1,"deg":150},"clouds":{"all":24},"dt":1413067800,"id":2655984,"name":"Belfast","cod":200}</text:p>
          </table:table-cell>
        </table:table-row>
        <table:table-row table:style-name="ro1">
          <table:table-cell office:value-type="string" calcext:value-type="string">
            <text:p>Dublin,us</text:p>
          </table:table-cell>
          <table:table-cell table:formula="of:=COM.GITHUB.BINNARYWOLF.LIBREOFFICEGETRESTPLUGIN.PARSEJSON([.$E8];&quot;main.&quot;&amp;[.B$3])-[.$B$1]" office:value-type="float" office:value="26.35" calcext:value-type="float">
            <text:p>26.35</text:p>
          </table:table-cell>
          <table:table-cell table:formula="of:=COM.GITHUB.BINNARYWOLF.LIBREOFFICEGETRESTPLUGIN.PARSEJSON([.$E8];&quot;main.&quot;&amp;[.C$3])-[.$B$1]" office:value-type="float" office:value="22" calcext:value-type="float">
            <text:p>22</text:p>
          </table:table-cell>
          <table:table-cell table:formula="of:=COM.GITHUB.BINNARYWOLF.LIBREOFFICEGETRESTPLUGIN.PARSEJSON([.$E8];&quot;main.&quot;&amp;[.D$3])-[.$B$1]" office:value-type="float" office:value="31" calcext:value-type="float">
            <text:p>31</text:p>
          </table:table-cell>
          <table:table-cell table:formula="of:=COM.GITHUB.BINNARYWOLF.LIBREOFFICEGETRESTPLUGIN.GET([.$A$3]&amp;[.A8])" office:value-type="string" office:string-value="{&quot;coord&quot;:{&quot;lon&quot;:-121.94,&quot;lat&quot;:37.7},&quot;sys&quot;:{&quot;type&quot;:1,&quot;id&quot;:409,&quot;message&quot;:0.0173,&quot;country&quot;:&quot;US&quot;,&quot;sunrise&quot;:1413036781,&quot;sunset&quot;:1413077732},&quot;weather&quot;:[{&quot;id&quot;:800,&quot;main&quot;:&quot;Clear&quot;,&quot;description&quot;:&quot;sky is clear&quot;,&quot;icon&quot;:&quot;01d&quot;}],&quot;base&quot;:&quot;cmc stations&quot;,&quot;main&quot;:{&quot;temp&quot;:299.5,&quot;pressure&quot;:1014,&quot;humidity&quot;:25,&quot;temp_min&quot;:295.15,&quot;temp_max&quot;:304.15},&quot;wind&quot;:{&quot;speed&quot;:3.1,&quot;deg&quot;:250},&quot;clouds&quot;:{&quot;all&quot;:1},&quot;dt&quot;:1413071491,&quot;id&quot;:5344157,&quot;name&quot;:&quot;Dublin&quot;,&quot;cod&quot;:200}" calcext:value-type="string">
            <text:p>{"coord":{"lon":-121.94,"lat":37.7},"sys":{"type":1,"id":409,"message":0.0173,"country":"US","sunrise":1413036781,"sunset":1413077732},"weather":[{"id":800,"main":"Clear","description":"sky is clear","icon":"01d"}],"base":"cmc stations","main":{"temp":299.5,"pressure":1014,"humidity":25,"temp_min":295.15,"temp_max":304.15},"wind":{"speed":3.1,"deg":250},"clouds":{"all":1},"dt":1413071491,"id":5344157,"name":"Dublin","cod":200}</text:p>
          </table:table-cell>
        </table:table-row>
        <table:table-row table:style-name="ro1">
          <table:table-cell office:value-type="string" calcext:value-type="string">
            <text:p>Sidney</text:p>
          </table:table-cell>
          <table:table-cell table:formula="of:=COM.GITHUB.BINNARYWOLF.LIBREOFFICEGETRESTPLUGIN.PARSEJSON([.$E9];&quot;main.&quot;&amp;[.B$3])-[.$B$1]" office:value-type="float" office:value="10.23" calcext:value-type="float">
            <text:p>10.23</text:p>
          </table:table-cell>
          <table:table-cell table:formula="of:=COM.GITHUB.BINNARYWOLF.LIBREOFFICEGETRESTPLUGIN.PARSEJSON([.$E9];&quot;main.&quot;&amp;[.C$3])-[.$B$1]" office:value-type="float" office:value="7" calcext:value-type="float">
            <text:p>7</text:p>
          </table:table-cell>
          <table:table-cell table:formula="of:=COM.GITHUB.BINNARYWOLF.LIBREOFFICEGETRESTPLUGIN.PARSEJSON([.$E9];&quot;main.&quot;&amp;[.D$3])-[.$B$1]" office:value-type="float" office:value="12" calcext:value-type="float">
            <text:p>12</text:p>
          </table:table-cell>
          <table:table-cell table:formula="of:=COM.GITHUB.BINNARYWOLF.LIBREOFFICEGETRESTPLUGIN.GET([.$A$3]&amp;[.A9])" office:value-type="string" office:string-value="{&quot;coord&quot;:{&quot;lon&quot;:-84.16,&quot;lat&quot;:40.28},&quot;sys&quot;:{&quot;type&quot;:1,&quot;id&quot;:2196,&quot;message&quot;:0.0199,&quot;country&quot;:&quot;US&quot;,&quot;sunrise&quot;:1413114294,&quot;sunset&quot;:1413154858},&quot;weather&quot;:[{&quot;id&quot;:800,&quot;main&quot;:&quot;Clear&quot;,&quot;description&quot;:&quot;sky is clear&quot;,&quot;icon&quot;:&quot;01n&quot;}],&quot;base&quot;:&quot;cmc stations&quot;,&quot;main&quot;:{&quot;temp&quot;:283.38,&quot;pressure&quot;:1022,&quot;humidity&quot;:66,&quot;temp_min&quot;:280.15,&quot;temp_max&quot;:285.15},&quot;wind&quot;:{&quot;speed&quot;:3.56,&quot;deg&quot;:51.0021},&quot;clouds&quot;:{&quot;all&quot;:1},&quot;dt&quot;:1413070500,&quot;id&quot;:5172078,&quot;name&quot;:&quot;Sidney&quot;,&quot;cod&quot;:200}" calcext:value-type="string">
            <text:p>{"coord":{"lon":-84.16,"lat":40.28},"sys":{"type":1,"id":2196,"message":0.0199,"country":"US","sunrise":1413114294,"sunset":1413154858},"weather":[{"id":800,"main":"Clear","description":"sky is clear","icon":"01n"}],"base":"cmc stations","main":{"temp":283.38,"pressure":1022,"humidity":66,"temp_min":280.15,"temp_max":285.15},"wind":{"speed":3.56,"deg":51.0021},"clouds":{"all":1},"dt":1413070500,"id":5172078,"name":"Sidney","cod":200}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table:formula="of:=COM.GITHUB.BINNARYWOLF.LIBREOFFICEGETRESTPLUGIN.PARSEJSON([.$E10];&quot;main.&quot;&amp;[.B$3])-[.$B$1]" office:value-type="float" office:value="7.40000000000003" calcext:value-type="float">
            <text:p>7.4</text:p>
          </table:table-cell>
          <table:table-cell table:formula="of:=COM.GITHUB.BINNARYWOLF.LIBREOFFICEGETRESTPLUGIN.PARSEJSON([.$E10];&quot;main.&quot;&amp;[.C$3])-[.$B$1]" office:value-type="float" office:value="7" calcext:value-type="float">
            <text:p>7</text:p>
          </table:table-cell>
          <table:table-cell table:formula="of:=COM.GITHUB.BINNARYWOLF.LIBREOFFICEGETRESTPLUGIN.PARSEJSON([.$E10];&quot;main.&quot;&amp;[.D$3])-[.$B$1]" office:value-type="float" office:value="8" calcext:value-type="float">
            <text:p>8</text:p>
          </table:table-cell>
          <table:table-cell table:formula="of:=COM.GITHUB.BINNARYWOLF.LIBREOFFICEGETRESTPLUGIN.GET([.$A$3]&amp;[.A10])" office:value-type="string" office:string-value="{&quot;coord&quot;:{&quot;lon&quot;:-75.7,&quot;lat&quot;:45.41},&quot;sys&quot;:{&quot;type&quot;:1,&quot;id&quot;:3694,&quot;message&quot;:0.1976,&quot;country&quot;:&quot;CA&quot;,&quot;sunrise&quot;:1413112553,&quot;sunset&quot;:1413152540},&quot;weather&quot;:[{&quot;id&quot;:803,&quot;main&quot;:&quot;Clouds&quot;,&quot;description&quot;:&quot;broken clouds&quot;,&quot;icon&quot;:&quot;04n&quot;}],&quot;base&quot;:&quot;cmc stations&quot;,&quot;main&quot;:{&quot;temp&quot;:280.55,&quot;pressure&quot;:1020,&quot;humidity&quot;:75,&quot;temp_min&quot;:280.15,&quot;temp_max&quot;:281.15},&quot;wind&quot;:{&quot;speed&quot;:1.5,&quot;deg&quot;:210},&quot;clouds&quot;:{&quot;all&quot;:75},&quot;dt&quot;:1413072457,&quot;id&quot;:6094817,&quot;name&quot;:&quot;Ottawa&quot;,&quot;cod&quot;:200}" calcext:value-type="string">
            <text:p>{"coord":{"lon":-75.7,"lat":45.41},"sys":{"type":1,"id":3694,"message":0.1976,"country":"CA","sunrise":1413112553,"sunset":1413152540},"weather":[{"id":803,"main":"Clouds","description":"broken clouds","icon":"04n"}],"base":"cmc stations","main":{"temp":280.55,"pressure":1020,"humidity":75,"temp_min":280.15,"temp_max":281.15},"wind":{"speed":1.5,"deg":210},"clouds":{"all":75},"dt":1413072457,"id":6094817,"name":"Ottawa","cod":200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04:08:56.974238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2:06:52.776779985</meta:creation-date>
    <meta:generator>LibreOffice/4.3.2.2$Linux_X86_64 LibreOffice_project/edfb5295ba211bd31ad47d0bad0118690f76407d</meta:generator>
    <dc:date>2014-10-12T04:41:34.611899577</dc:date>
    <meta:editing-duration>PT1H21M41S</meta:editing-duration>
    <meta:editing-cycles>6</meta:editing-cycles>
    <meta:document-statistic meta:table-count="3" meta:cell-count="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1cm" svg:y="0.317cm" chart:style-name="ch2">
          <text:p>Temperature</text:p>
        </chart:title>
        <chart:legend chart:legend-position="end" svg:x="13.631cm" svg:y="3.703cm" style:legend-expansion="high" chart:style-name="ch3"/>
        <chart:plot-area chart:style-name="ch4" table:cell-range-address="'Complex example'.A4:'Complex example'.D10 'Complex example'.B3:'Complex example'.D3" chart:data-source-has-labels="both" svg:x="1.331cm" svg:y="1.301cm" svg:width="11.98cm" svg:height="6.538cm">
          <chartooo:coordinate-region svg:x="1.952cm" svg:y="1.5cm" svg:width="11.359cm" svg:height="5.692cm"/>
          <chart:axis chart:dimension="x" chart:name="primary-x" chart:style-name="ch5" chartooo:axis-type="auto">
            <chartooo:date-scale/>
            <chart:title svg:x="6.986cm" svg:y="8.019cm" chart:style-name="ch6">
              <text:p>City</text:p>
            </chart:title>
            <chart:categories table:cell-range-address="'Complex example'.A4:'Complex example'.A10"/>
          </chart:axis>
          <chart:axis chart:dimension="y" chart:name="primary-y" chart:style-name="ch7">
            <chart:title svg:x="0.451cm" svg:y="4.812cm" chart:style-name="ch8">
              <text:p>°C</text:p>
            </chart:title>
            <chart:grid chart:style-name="ch9" chart:class="major"/>
          </chart:axis>
          <chart:series chart:style-name="ch10" chart:values-cell-range-address="'Complex example'.B4:'Complex example'.B10" chart:label-cell-address="'Complex example'.B3:'Complex example'.B3" chart:class="chart:bar">
            <chart:data-point chart:repeated="7"/>
          </chart:series>
          <chart:series chart:style-name="ch11" chart:values-cell-range-address="'Complex example'.C4:'Complex example'.C10" chart:label-cell-address="'Complex example'.C3:'Complex example'.C3" chart:class="chart:bar">
            <chart:data-point chart:repeated="7"/>
          </chart:series>
          <chart:series chart:style-name="ch12" chart:values-cell-range-address="'Complex example'.D4:'Complex example'.D10" chart:label-cell-address="'Complex example'.D3:'Complex example'.D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  <draw:g>
                  <svg:desc>'Complex example'.B3:'Complex example'.B3</svg:desc>
                </draw:g>
              </table:table-cell>
              <table:table-cell office:value-type="string">
                <text:p>temp_min</text:p>
                <draw:g>
                  <svg:desc>'Complex example'.C3:'Complex example'.C3</svg:desc>
                </draw:g>
              </table:table-cell>
              <table:table-cell office:value-type="string">
                <text:p>temp_max</text:p>
                <draw:g>
                  <svg:desc>'Complex example'.D3:'Complex examp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ndon</text:p>
                <draw:g>
                  <svg:desc>'Complex example'.A4:'Complex example'.A10</svg:desc>
                </draw:g>
              </table:table-cell>
              <table:table-cell office:value-type="float" office:value="7.96000000000004">
                <text:p>7.96000000000004</text:p>
                <draw:g>
                  <svg:desc>'Complex example'.B4:'Complex example'.B10</svg:desc>
                </draw:g>
              </table:table-cell>
              <table:table-cell office:value-type="float" office:value="7">
                <text:p>7</text:p>
                <draw:g>
                  <svg:desc>'Complex example'.C4:'Complex example'.C10</svg:desc>
                </draw:g>
              </table:table-cell>
              <table:table-cell office:value-type="float" office:value="9">
                <text:p>9</text:p>
                <draw:g>
                  <svg:desc>'Complex example'.D4:'Complex example'.D10</svg:desc>
                </draw:g>
              </table:table-cell>
            </table:table-row>
            <table:table-row>
              <table:table-cell office:value-type="string">
                <text:p>Parish</text:p>
              </table:table-cell>
              <table:table-cell office:value-type="float" office:value="12.72">
                <text:p>12.72</text:p>
              </table:table-cell>
              <table:table-cell office:value-type="float" office:value="12.72">
                <text:p>12.7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10.79">
                <text:p>10.7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ublin,uk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ublin,us</text:p>
              </table:table-cell>
              <table:table-cell office:value-type="float" office:value="26.35">
                <text:p>26.35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idney</text:p>
              </table:table-cell>
              <table:table-cell office:value-type="float" office:value="10.23">
                <text:p>10.2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ttawa</text:p>
              </table:table-cell>
              <table:table-cell office:value-type="float" office:value="7.40000000000003">
                <text:p>7.4000000000000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1cm" svg:y="0.319cm" chart:style-name="ch2">
          <text:p>Temperature</text:p>
        </chart:title>
        <chart:legend chart:legend-position="end" svg:x="13.816cm" svg:y="2.707cm" style:legend-expansion="high" chart:style-name="ch3"/>
        <chart:plot-area chart:style-name="ch4" table:cell-range-address="'Complex example'.B3:'Complex example'.D10 'Complex example'.A4:'Complex example'.A10" chart:data-source-has-labels="both" svg:x="1.331cm" svg:y="1.301cm" svg:width="12.165cm" svg:height="6.538cm">
          <chartooo:coordinate-region svg:x="1.952cm" svg:y="1.5cm" svg:width="11.544cm" svg:height="5.692cm"/>
          <chart:axis chart:dimension="x" chart:name="primary-x" chart:style-name="ch5" chartooo:axis-type="auto">
            <chartooo:date-scale/>
            <chart:title svg:x="7.078cm" svg:y="8.019cm" chart:style-name="ch6">
              <text:p>City</text:p>
            </chart:title>
            <chart:categories table:cell-range-address="'Complex example'.B3:'Complex example'.D3"/>
          </chart:axis>
          <chart:axis chart:dimension="y" chart:name="primary-y" chart:style-name="ch7">
            <chart:title svg:x="0.451cm" svg:y="4.812cm" chart:style-name="ch8">
              <text:p>°C</text:p>
            </chart:title>
            <chart:grid chart:style-name="ch9" chart:class="major"/>
          </chart:axis>
          <chart:series chart:style-name="ch10" chart:values-cell-range-address="'Complex example'.B4:'Complex example'.D4" chart:label-cell-address="'Complex example'.A4:'Complex example'.A4" chart:class="chart:bar">
            <chart:data-point chart:repeated="3"/>
          </chart:series>
          <chart:series chart:style-name="ch11" chart:values-cell-range-address="'Complex example'.B5:'Complex example'.D5" chart:label-cell-address="'Complex example'.A5:'Complex example'.A5" chart:class="chart:bar">
            <chart:data-point chart:repeated="3"/>
          </chart:series>
          <chart:series chart:style-name="ch12" chart:values-cell-range-address="'Complex example'.B6:'Complex example'.D6" chart:label-cell-address="'Complex example'.A6:'Complex example'.A6" chart:class="chart:bar">
            <chart:data-point chart:repeated="3"/>
          </chart:series>
          <chart:series chart:style-name="ch13" chart:values-cell-range-address="'Complex example'.B7:'Complex example'.D7" chart:label-cell-address="'Complex example'.A7:'Complex example'.A7" chart:class="chart:bar">
            <chart:data-point chart:repeated="3"/>
          </chart:series>
          <chart:series chart:style-name="ch14" chart:values-cell-range-address="'Complex example'.B8:'Complex example'.D8" chart:label-cell-address="'Complex example'.A8:'Complex example'.A8" chart:class="chart:bar">
            <chart:data-point chart:repeated="3"/>
          </chart:series>
          <chart:series chart:style-name="ch15" chart:values-cell-range-address="'Complex example'.B9:'Complex example'.D9" chart:label-cell-address="'Complex example'.A9:'Complex example'.A9" chart:class="chart:bar">
            <chart:data-point chart:repeated="3"/>
          </chart:series>
          <chart:series chart:style-name="ch16" chart:values-cell-range-address="'Complex example'.B10:'Complex example'.D10" chart:label-cell-address="'Complex example'.A10:'Complex example'.A10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  <draw:g>
                  <svg:desc>'Complex example'.B3:'Complex example'.D3</svg:desc>
                </draw:g>
              </table:table-cell>
              <table:table-cell office:value-type="string">
                <text:p>temp_min</text:p>
              </table:table-cell>
              <table:table-cell office:value-type="string">
                <text:p>temp_max</text:p>
              </table:table-cell>
            </table:table-row>
          </table:table-header-rows>
          <table:table-rows>
            <table:table-row>
              <table:table-cell office:value-type="string">
                <text:p>London</text:p>
                <draw:g>
                  <svg:desc>'Complex example'.A4:'Complex example'.A4</svg:desc>
                </draw:g>
              </table:table-cell>
              <table:table-cell office:value-type="float" office:value="7.96000000000004">
                <text:p>7.96000000000004</text:p>
                <draw:g>
                  <svg:desc>'Complex example'.B4:'Complex example'.D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rish</text:p>
                <draw:g>
                  <svg:desc>'Complex example'.A5:'Complex example'.A5</svg:desc>
                </draw:g>
              </table:table-cell>
              <table:table-cell office:value-type="float" office:value="12.72">
                <text:p>12.72</text:p>
                <draw:g>
                  <svg:desc>'Complex example'.B5:'Complex example'.D5</svg:desc>
                </draw:g>
              </table:table-cell>
              <table:table-cell office:value-type="float" office:value="12.72">
                <text:p>12.7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New York</text:p>
                <draw:g>
                  <svg:desc>'Complex example'.A6:'Complex example'.A6</svg:desc>
                </draw:g>
              </table:table-cell>
              <table:table-cell office:value-type="float" office:value="10.79">
                <text:p>10.79</text:p>
                <draw:g>
                  <svg:desc>'Complex example'.B6:'Complex example'.D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ublin,uk</text:p>
                <draw:g>
                  <svg:desc>'Complex example'.A7:'Complex example'.A7</svg:desc>
                </draw:g>
              </table:table-cell>
              <table:table-cell office:value-type="float" office:value="8">
                <text:p>8</text:p>
                <draw:g>
                  <svg:desc>'Complex example'.B7:'Complex example'.D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ublin,us</text:p>
                <draw:g>
                  <svg:desc>'Complex example'.A8:'Complex example'.A8</svg:desc>
                </draw:g>
              </table:table-cell>
              <table:table-cell office:value-type="float" office:value="26.35">
                <text:p>26.35</text:p>
                <draw:g>
                  <svg:desc>'Complex example'.B8:'Complex example'.D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idney</text:p>
                <draw:g>
                  <svg:desc>'Complex example'.A9:'Complex example'.A9</svg:desc>
                </draw:g>
              </table:table-cell>
              <table:table-cell office:value-type="float" office:value="10.23">
                <text:p>10.23</text:p>
                <draw:g>
                  <svg:desc>'Complex example'.B9:'Complex example'.D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ttawa</text:p>
                <draw:g>
                  <svg:desc>'Complex example'.A10:'Complex example'.A10</svg:desc>
                </draw:g>
              </table:table-cell>
              <table:table-cell office:value-type="float" office:value="7.40000000000003">
                <text:p>7.40000000000003</text:p>
                <draw:g>
                  <svg:desc>'Complex example'.B10:'Complex example'.D1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